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c55" officeooo:paragraph-rsid="00002c55"/>
    </style:style>
    <style:style style:name="P2" style:family="paragraph" style:parent-style-name="Standard">
      <style:text-properties officeooo:rsid="0000bdac" officeooo:paragraph-rsid="0000bdac"/>
    </style:style>
    <style:style style:name="P3" style:family="paragraph" style:parent-style-name="Standard">
      <style:text-properties officeooo:rsid="0000bdac" officeooo:paragraph-rsid="0003bb98"/>
    </style:style>
    <style:style style:name="P4" style:family="paragraph" style:parent-style-name="Standard">
      <style:text-properties officeooo:rsid="00021523" officeooo:paragraph-rsid="00021523"/>
    </style:style>
    <style:style style:name="P5" style:family="paragraph" style:parent-style-name="Standard">
      <style:text-properties officeooo:rsid="0003bb98" officeooo:paragraph-rsid="0003bb98"/>
    </style:style>
    <style:style style:name="P6" style:family="paragraph" style:parent-style-name="Standard">
      <style:text-properties officeooo:rsid="0005f8c6" officeooo:paragraph-rsid="0005f8c6"/>
    </style:style>
    <style:style style:name="T1" style:family="text">
      <style:text-properties officeooo:rsid="0000bdac"/>
    </style:style>
    <style:style style:name="T2" style:family="text">
      <style:text-properties officeooo:rsid="00021523"/>
    </style:style>
    <style:style style:name="T3" style:family="text">
      <style:text-properties officeooo:rsid="0003b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campeonato inicia <text:span text:style-name="T1">com 10 times e 18 jogadores no mínimo em cada time. O modelo de confronto será turno e returno, todos contra todos.</text:span></text:p>
      <text:p text:style-name="P1"/>
      <text:p text:style-name="P2">Haverá uma lista de jogadores disponíveis para aquisição no início do campeonato e no final do primeiro turno.</text:p>
      <text:p text:style-name="P2"/>
      <text:p text:style-name="P2">Todos os times iniciam com 50% de moral <text:span text:style-name="T2">e com $400k em caixa. Seus estádios tem capacidade máxima de 60k pagantes e o público mínimo é de 10% do total.</text:span></text:p>
      <text:p text:style-name="P2"/>
      <text:p text:style-name="P3">O técnico seleciona um time para treinar <text:span text:style-name="T3">e pode escolher um patrocinador que varia entre 1 a 5 estrelas, que influenciam no interesse do público em assistir aos jogos. Também cada patrocinador faz um aporte de capital variável com seu porte no início da temporada. O patrocinador define algumas metas de desempenho do time e varia o valor do ingresso.</text:span></text:p>
      <text:p text:style-name="P2"/>
      <text:p text:style-name="P5">A bilheteria varia em função de:</text:p>
      <text:p text:style-name="P3">- <text:span text:style-name="T3">Classificação do estádio: 1 a 5 estrelas</text:span></text:p>
      <text:p text:style-name="P3">- <text:span text:style-name="T3">Moral do time: (ver regras abaixo)</text:span></text:p>
      <text:p text:style-name="P2"/>
      <text:p text:style-name="P4">O preço dos jogadores varia em função de:</text:p>
      <text:p text:style-name="P4">Idade: &lt;21 anos: 2x; 22 a 26 anos: 1,8x; 27 a 30 anos: 1,5x; &gt;31 anos: 1x</text:p>
      <text:p text:style-name="P4">Nota: <text:span text:style-name="T3">$1k por ponto</text:span></text:p>
      <text:p text:style-name="P5">Posição: goleiro: 1x; defesa: 1,3x; meio campo: 1,7x; ataque: 2x</text:p>
      <text:p text:style-name="P6">Salário do jogador: 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30:46.274000000</meta:creation-date>
    <dc:date>2016-10-20T23:38:08.500000000</dc:date>
    <meta:editing-duration>PT52M9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2" meta:word-count="196" meta:character-count="1074" meta:non-whitespace-character-count="889"/>
  </office:meta>
</office:document-meta>
</file>